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man_pr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X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C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I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V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XI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X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X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I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V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XC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C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C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DI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I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X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X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CC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M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MXI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MX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ML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MXC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MCI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MC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CC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MD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MDC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CM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MX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MMM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XI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XLI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LV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XV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XX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XCV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XI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XX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XL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LV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XC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CX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CC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DX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DX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DL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DXC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LV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DLX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LX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XC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DCV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DCX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DCX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CL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DCL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CXC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CC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CC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MV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MX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MX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MXC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XI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XX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MXL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MLX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MCI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CCC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CD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MCD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MDL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MDCI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CM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MI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MC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MMD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MMMX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MMMM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XX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XX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X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XX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X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LX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LX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L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LX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XC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XC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C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CL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CL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CL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CC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CCL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DX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DXL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DL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DXC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DXX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XL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LX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DXC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CX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DCX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DCX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CL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CC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CCL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CCC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CCC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M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ML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ML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X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MLX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XC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MXC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MCX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C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MCL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MCL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MCCL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MCCXC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CDL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MDX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MDXL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MDL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MDL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MDC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MDC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MDC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MDCC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MDCCC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CM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MXV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MMX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MML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MML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MMXC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MMCX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MMCL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MMCC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MMCD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MMD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MMDX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MMDXC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MMDC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MMCM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MMMX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MMMX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MMML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MMMCI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MMMDX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MMMM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XX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XX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LX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CX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CX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CX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CL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CL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CXC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CC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CC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CC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CCX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CCL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DX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DXL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DL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DL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DL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LX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CXL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CXL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CCL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CCL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CCC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CCC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MXL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ML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MXC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XX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MCX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MCL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MCL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CXC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CC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CC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MCC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CC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MCCX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MCCC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CCC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MCCC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MCCC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MCCCL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MCD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CDL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MCDL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MCDXC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MDX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MDXL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MDL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MDL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DXC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MDC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MDCL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MDCL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MDCXC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MDCC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DCCX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MDCC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MDCCC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CM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MCM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CMX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CMXC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MMXX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MMX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MML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MML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MMCX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MMCX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MMC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MMCL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MCC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MMCC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MMCC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MMCCC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MMCCC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MMCCC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MMCDX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MMCD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MMDX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MMDX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MMDL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MMDC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MMDC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MMDCC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MMDCCC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MMCM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MMMX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MMMC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MMMC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MMMCXC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MMMCC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MMMCC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MMMCCC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MMMDX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MMMDL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MMMDCC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MMMCM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MMMMI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MMMMVI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MMMMXI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MMMMX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MMMMXC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MMMMCX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MMMMCC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CXX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CL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CCXL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CCL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CCL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CCXC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DXX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LX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DCLX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CL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CC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CCX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CCXL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CCXC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DCCC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DCCCL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DCCCL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MX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ML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MLX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CCX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MCCL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MCCXC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CCCXC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MCDX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MCD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MCDX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MCDXL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CDLXX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MCDXC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DCX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MDCL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MDCL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MDCXC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MDCXC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MDCCL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MDCCCL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CML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CMXC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CMXC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MMLX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MMCXL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MMCL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MMCC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MMCCL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MMCCCX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MMCD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MMDX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MMDXL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MMDL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MMDXC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MMDC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MMDCL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MMDCLX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MMDCXC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MMDCC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MMDCC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MMDCCX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MMDCCXC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MMDCCC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MMCM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MMCML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MMCML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MMCML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MMCMLX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MMCMXC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MMMX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MMML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MMML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MMMCL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MMMCC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MMMCCX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MMMCCL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MMMCD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MMMCDL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MMMCDXC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MMMDX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MMMDX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MMMDL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MMMDLX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MMMDC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MMMDCL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MMMDCXC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MMMDCC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MMMCM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MMMCM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MMMMXI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MMMMXL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MMMML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MMMMXC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MMMMCL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MMMMCC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MMMMCD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MMMMCD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MMMMDVI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MMMMDX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MMMMDLX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MMMMDXC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MMMMDC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MMMMCMI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string" calcext:value-type="string">
            <text:p>MMMMCML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CL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CC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CCL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CCL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DL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DCL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CC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CCL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DCCC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CCC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DCCC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DCCCL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DCCCL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ML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MCL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MCC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MCCL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CCL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MCCC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MCCCL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CCCL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MCD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MCDL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MDL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MDC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MDCC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MDCCX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MDCCC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MDCCCL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MCM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CML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MMLX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MML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MMC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MMCC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MMCCXL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MMCCL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MMCCL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MMCCXC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MMCCXC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MMCCC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MMCCCL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MMCCCXC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MMCDX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MMCDX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MMCDL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MMDCX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MMDCL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MMDCXC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MMDCC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MMDCC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MMDCC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MMDCCXL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MMDCCL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MMDCCC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MMDCCC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MMDCCCL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MMCM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MMCM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MMCML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MMMX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MMML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MMMCL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MMMCL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MMMCL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MMMCC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MMMCC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MMMCCL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MMMCC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MMMCCL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MMMCCXC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MMMCCC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MMMCCC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MMMCCCL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MMMCCCL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MMMCCCXC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MMMCD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MMMCDXL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MMMCD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MMMCDL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MMMCDXC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MMMD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MMMDX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MMMDX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MMMDL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MMMDXC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MMMDC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MMMDC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MMMDC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MMMDCL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MMMDCC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MMMDCCL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MMMDCCCL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MMMCM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MMMCM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MMMCMX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MMMMX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MMMML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MMMMXC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MMMMCX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MMMMCL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MMMMCL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MMMMCC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MMMMCCXL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MMMMCCL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MMMMCCL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MMMMCD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MMMMCDXL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MMMMDX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MMMMDXV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MMMMDXL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MMMMDC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MMMMDCXX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MMMMDCXC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MMMMDCCL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MMMMDCCC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string" calcext:value-type="string">
            <text:p>MMMMCMII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MMMMCMXI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CCLX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CCLX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DCCCL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MCCLX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MCCCL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CDLX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MCDLX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MDCCX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MDCCL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MDCCLXX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MDCCC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MDCCCX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MDCCCL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MDCCCLX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CMLX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MMCCX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MMCCL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MMCCCXX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MMCCCX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MMCCCLX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MMCCCXC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MMCDX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MMCDL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MMCDL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MMDCX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MMDCL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MDCLXX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MMDCCL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MMDCCXC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MMDCCC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MMMLX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MMMCX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MMMCCC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MMMCCCX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MMMCCCX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MMMCCCL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MMMCDL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MMMCDL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MMMDX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MMMDC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MMMDCXL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MMMDCXC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MMMDCCL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MMMDCCC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MMMDCCC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MMMCM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MMMCMXL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MMMCMX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MMMCML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MMMML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MMMMCX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MMMMCXX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MMMMCC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MMMMCCX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MMMMCCX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MMMCCL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MMMMCCL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MMMMCCCXC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MMMMCD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MMMMDXX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MMMMDX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MMMMDLX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MMMMDXC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MMMMDCXL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MMMMDC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MMMMDCC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MMMMDCC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MMMMDCCL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MMMMCMXXX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MMMMCMLV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string" calcext:value-type="string">
            <text:p>MMMMCMLX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MMMMCMXC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DCCCLX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CCCLX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MDCCLX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DCCLX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MDCCCL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DCCCL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MDCCCLX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MMCCLX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MMCCCX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MMCCCL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MMCCCLX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MMDCLX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MMDCLX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MMDCCL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MMDCCLX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MMDCCCXL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MMDCCCL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MMDCCCXC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MMMCLX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MMMCCC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MMMCCCXL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MMMCCCXL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MMMCDX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MMMDLX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MMMDCX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MMMDCL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MMMDCL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MMMDCC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MMMDCCX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MMMDCCL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MMMDCCL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MMMDCCXC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MMMDCCXC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MMMDCCCL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MMMCMLX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MMMMCX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MMMMCLX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MMMMCCXL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MMMMCCXC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MMMMCCCXL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MMMMCCCL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MMMMCDX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MMMMCDXL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MMMMCDL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MMMMCDLXXX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MMMMCDXC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MMMMDCX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MMMMDCXL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MMMMDCLX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MMMMDCL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MMMMDCCXX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MMMMDCCXCI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MMMMDCCCLX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MMMMCMXL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string" calcext:value-type="string">
            <text:p>MMMMCMLXV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string" calcext:value-type="string">
            <text:p>MMMMCMXCI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MMCCCLX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MMDCCCX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MMDCCCXXXV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MMMCCCL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MMMCCCLXXXI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MMMDCCX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MMMDCCC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MMMDCCCXLV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MMMDCCCL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MMMDCCCLXXX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MMMMCCL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MMMMCCLXXXI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MMMMCCCXXV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MMMMCCCXXXI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MMMMCCCL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MMMMCCCXCV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MMMDLX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MMMMDCXXXV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string" calcext:value-type="string">
            <text:p>MMMMDCL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MMMMDCC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string" calcext:value-type="string">
            <text:p>MMMMDCCXC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MMMMDCCC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MMMMDCCCXV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MMMMDCCCXXX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MMMMDCCCLXX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MMMMCMX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MMMMCMXXXV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MMMMCMLXXII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MMDCCCLXXXV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MMMDCCCXXXI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MMMDCCCLXXV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MMMDCCCLXXXIX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MMMMCCLXXXI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MMMMCCCXXXV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MMMMCCCLXXI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MMMMCDLXXXI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MMMMDCCXXXI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MMMMDCCLXXXIX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MMMMCMLXXXVI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MMMMDCCLXXXII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MMMMDCCLXXXVI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MMMMDCCCLXXVI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MMMMDCCCLXXXIX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roman_primes.A1:roman_primes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0T20:02:02.937524417</dc:date>
    <meta:editing-duration>PT3M42S</meta:editing-duration>
    <meta:editing-cycles>1</meta:editing-cycles>
    <meta:document-statistic meta:table-count="1" meta:cell-count="2013" meta:object-count="0"/>
    <meta:generator>LibreOffice/6.4.6.2$Linux_X86_64 LibreOffice_project/40$Build-2</meta:generator>
  </office:meta>
</office:document-meta>
</file>